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042"/>
    <style:style style:name="ce13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6"/>
          <table:covered-table-cell table:style-name="ce1"/>
          <table:covered-table-cell table:style-name="ce11"/>
          <table:table-cell table:style-name="ce11" table:number-columns-spanned="3" table:number-rows-spanned="2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/Out As on <text:s/><text:a xlink:href="python://get_date(get_workdate())" xlink:type="simple">date</text:a></text:p>
          </table:table-cell>
          <table:covered-table-cell table:style-name="ce6"/>
          <table:covered-table-cell table:style-name="ce1"/>
          <table:covered-table-cell table:number-columns-repeated="2" table:style-name="ce11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1" office:value-type="string">
            <text:p>Punch In</text:p>
          </table:table-cell>
          <table:table-cell table:style-name="ce11" office:value-type="string">
            <text:p>Punch Out</text:p>
          </table:table-cell>
          <table:table-cell table:style-name="ce1" office:value-type="string">
            <text:p>Shift Condition</text:p>
          </table:table-cell>
          <table:table-cell table:style-name="ce1" office:value-type="string">
            <text:p>Remarks</text:p>
          </table:table-cell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5" table:number-rows-spanned="1">
            <text:p>Shift A </text:p>
          </table:table-cell>
          <table:covered-table-cell table:style-name="Default"/>
          <table:covered-table-cell table:number-columns-repeated="3"/>
          <table:table-cell table:style-name="ce1" table:number-columns-repeated="2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A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style-name="ce18" table:number-columns-repeated="33"/>
          <table:table-cell table:style-name="ce22" table:number-columns-repeated="968"/>
          <table:table-cell table:style-name="ce23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4">
          <table:table-cell table:style-name="ce2" office:value-type="string" table:number-columns-spanned="5" table:number-rows-spanned="1">
            <text:p>Shift G1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1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G2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2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B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B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2" office:value-type="string" table:number-columns-spanned="5" table:number-rows-spanned="1">
            <text:p>Shift C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C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4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5T18:10:57</dc:date>
    <meta:generator>LibreOffice/3.5$Linux_x86 LibreOffice_project/350m1$Build-2</meta:generator>
    <meta:editing-duration>PT15H43M44S</meta:editing-duration>
    <meta:editing-cycles>135</meta:editing-cycles>
    <dc:creator>Dev127 </dc:creator>
    <meta:document-statistic meta:table-count="1" meta:cell-count="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